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olução de CRM Online</text:p>
          </draw:text-box>
        </draw:frame>
        <draw:frame presentation:style-name="pr2" draw:layer="layout" svg:width="25.199cm" svg:height="13.609cm" svg:x="1.4cm" svg:y="5.039cm">
          <draw:text-box>
            <text:p>Vantagens:</text:p>
            <text:p>-Online, toda a empresa pode operar a distância</text:p>
            <text:p>Eu já fiz alguns trabalhos com customização de CRM e alguns trabalhos de instação, tenho um artigo sobre CRM publicado em 2 portais que dão mais de 1000 leituras. Eu trabalhava com CRM mas hoje 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Matelli</meta:initial-creator>
    <meta:creation-date>2010-10-16T01:39:17</meta:creation-date>
    <meta:editing-duration>PT00H00M02S</meta:editing-duration>
    <meta:editing-cycles>2</meta:editing-cycles>
    <dc:date>2010-10-16T02:42:11</dc:date>
    <dc:creator>Francisco Matelli</dc:creator>
    <meta:document-statistic meta:object-count="25"/>
    <meta:generator>OpenOffice.org/3.2$Linux OpenOffice.org_project/320m12$Build-9483</meta:generator>
  </office:meta>
</office:document-meta>
</file>